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artilhe esta informação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deixe de compartilhar esta informação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guarde essa informação para si. Compartilhe com seus amigos e familiares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A gente sofre menos porque tem condições de tratar”, comentou a aposentada Maria Aparecida Vieira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Transmita essa informação para outras pessoa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Mande para frente essa informação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O local provável de infecção de um dos óbitos permanece em investigação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Por favor, passe isso adiante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Desta forma, além dos cuidados relativos à vacinação, todos os protocolos e notas técnicas relativas à COVID-19 serão observados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A terapia está disponível em 109 serviços de 90 municípios em 22 estados e no Distrito Federal. Desde a implantação da prevenção, cerca de oito mil pessoas já fizeram uso da prevenção ao menos uma vez. Atualmente, mais de seis mil pessoas fazem uso da PreP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Espalhe essa mensagem para a maior quantidade possível de pessoa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Quanto mais tempo demorar para resolver o problema que a causa, maior vai ser a crise econômica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Transmita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nvi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escondam essa mensagem, compartilhe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A gente sofre menos porque tem condições de tratar, comentou a aposentada Maria Aparecida Vieira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transmita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nvie para seus amigos e familiares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deixe de enviar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mostre para seus amigos e familiares 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 essa informação para todos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 com seus amigos e familiares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nvie para todos que você conhec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guarde essa mensagem. Envia para todo mundo que você conhec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deixe de enviar essa informação para todos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Informe outras pessoas também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Informe seus amigos e familiares també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devemos guardar essa informação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ircule essa informação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m!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 para seus amigos e parentes para que eles saibam</text:p>
          </table:table-cell>
          <table:table-cell office:value-type="string" calcext:value-type="string">
            <text:p>compartilham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20:05:38.8066628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5T18:02:49.001957823</meta:creation-date>
    <dc:date>2020-06-26T20:05:45.449060986</dc:date>
    <meta:editing-duration>PT1H18M24S</meta:editing-duration>
    <meta:editing-cycles>8</meta:editing-cycles>
    <meta:generator>LibreOffice/6.3.4.2$Linux_X86_64 LibreOffice_project/60da17e045e08f1793c57c00ba83cdfce946d0aa</meta:generator>
    <meta:document-statistic meta:table-count="1" meta:cell-count="68" meta:object-count="0"/>
  </office:meta>
</office:document-meta>
</file>